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28in" fo:margin-right="0.528in" fo:margin-top="0.4165in" fo:margin-bottom="0.3193in" loext:contextual-spacing="false" fo:line-height="160%" fo:text-indent="0in" style:auto-text-indent="false"/>
    </style:style>
    <style:style style:name="P2" style:family="paragraph" style:parent-style-name="Standard">
      <style:paragraph-properties fo:margin-top="0.2083in" fo:margin-bottom="0.111in" loext:contextual-spacing="false" fo:line-height="160%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11in" loext:contextual-spacing="false" fo:line-height="100%" fo:text-indent="-0.25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Heading_20_3">
      <style:paragraph-properties fo:margin-top="0.3193in" fo:margin-bottom="0.1528in" loext:contextual-spacing="false" fo:line-height="110%" fo:keep-together="auto" fo:keep-with-next="auto"/>
    </style:style>
    <style:style style:name="P7" style:family="paragraph" style:parent-style-name="Heading_20_4">
      <style:paragraph-properties fo:margin-top="0.2083in" fo:margin-bottom="0.1528in" loext:contextual-spacing="false" fo:line-height="110%" fo:keep-together="auto" fo:keep-with-next="auto"/>
    </style:style>
    <style:style style:name="T1" style:family="text">
      <style:text-properties fo:color="#333333" fo:font-size="22.5pt" style:text-underline-style="solid" style:text-underline-width="auto" style:text-underline-color="font-color" style:font-size-asian="22.5pt" style:font-size-complex="22.5pt"/>
    </style:style>
    <style:style style:name="T2" style:family="text">
      <style:text-properties fo:color="#333333" fo:font-size="11.5pt" fo:font-style="italic" fo:background-color="#d7dbe2" loext:char-shading-value="0" style:font-size-asian="11.5pt" style:font-style-asian="italic" style:font-size-complex="11.5pt"/>
    </style:style>
    <style:style style:name="T3" style:family="text">
      <style:text-properties fo:color="#333333" fo:font-size="12pt" style:font-size-asian="12pt" style:font-size-complex="12pt"/>
    </style:style>
    <style:style style:name="T4" style:family="text">
      <style:text-properties fo:color="#333333" fo:font-size="12pt" fo:font-weight="bold" style:font-size-asian="12pt" style:font-weight-asian="bold" style:font-size-complex="12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232f3f" style:font-name="Courier New" fo:font-size="12pt" fo:background-color="#f2f5f9" loext:char-shading-value="0" style:font-name-asian="Courier New1" style:font-size-asian="12pt" style:font-name-complex="Courier New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<text:bookmark text:name="_ohuh0of9wyw1"/><text:span text:style-name="T1">Storing data into a TXT file</text:span></text:p>
      <text:p text:style-name="P1"><text:span text:style-name="T2">Do this after the Q&amp;A (but at least 30 minutes before the end of the lesson)</text:span></text:p>
      <text:p text:style-name="P2"><text:span text:style-name="T3">Every good game needs to </text:span><text:span text:style-name="T4">store</text:span><text:span text:style-name="T3"> the best score, so that you can try to best it.</text:span></text:p>
      <text:p text:style-name="P2"><text:span text:style-name="T3">In the case of the "Guess the secret number" game, we'd like to store the </text:span><text:span text:style-name="T4">number of attempts</text:span><text:span text:style-name="T3"> we needed to guess the number. Did we need 6 attempts? Maybe 4? Or even only 2? The lower the number, the better!</text:span></text:p>
      <text:p text:style-name="P7"><text:bookmark text:name="_z7d4o41bkiu7"/><text:span text:style-name="T5">Attempts counter</text:span></text:p>
      <text:p text:style-name="P2"><text:span text:style-name="T3">First let's add the </text:span><text:span text:style-name="T6">attempts</text:span><text:span text:style-name="T3"> counter in our program:</text:span></text:p>
      <text:p text:style-name="P2"><text:span text:style-name="T3">Try out the game. As you can see, the program tells you how many attempts you needed to win the game.</text:span></text:p>
      <text:p text:style-name="P2"><text:span text:style-name="T3">We will store our </text:span><text:span text:style-name="T6">attempts</text:span><text:span text:style-name="T3"> score in a simple TXT file in our project folder.</text:span></text:p>
      <text:p text:style-name="P7"><text:bookmark text:name="_lf0659yjjtth"/><text:span text:style-name="T5">Create a text file</text:span></text:p>
      <text:p text:style-name="P2"><text:span text:style-name="T3">So let's first </text:span><text:span text:style-name="T4">create</text:span><text:span text:style-name="T3"> this TXT file. Create a new file and name it </text:span><text:span text:style-name="T6">score.txt</text:span><text:span text:style-name="T3">. Enter a number </text:span><text:span text:style-name="T6">100</text:span><text:span text:style-name="T3"> inside, so it's not empty.</text:span></text:p>
      <text:p text:style-name="P7"><text:bookmark text:name="_1quy55c612nx"/><text:span text:style-name="T5">Reading from a file</text:span></text:p>
      <text:p text:style-name="P2"><text:span text:style-name="T3">Add the following "with-open" code just above the while loop:</text:span></text:p>
      <text:p text:style-name="P2"><text:span text:style-name="T3">This will:</text:span></text:p>
      <text:list xml:id="list1684244429" text:style-name="WWNum1">
        <text:list-item>
          <text:p text:style-name="P3"><text:span text:style-name="T4">open</text:span><text:span text:style-name="T3"> the </text:span><text:span text:style-name="T6">score.txt</text:span><text:span text:style-name="T3"> file, </text:span></text:p>
        </text:list-item>
        <text:list-item>
          <text:p text:style-name="P3"><text:span text:style-name="T4">read</text:span><text:span text:style-name="T3"> its contents,</text:span></text:p>
        </text:list-item>
        <text:list-item>
          <text:p text:style-name="P3"><text:span text:style-name="T4">save</text:span><text:span text:style-name="T3"> it into the variable named </text:span><text:span text:style-name="T6">best_score</text:span><text:span text:style-name="T3">, </text:span></text:p>
        </text:list-item>
        <text:list-item>
          <text:p text:style-name="P4"><text:span text:style-name="T3">and </text:span><text:span text:style-name="T4">print</text:span><text:span text:style-name="T3"> it in the Terminal.</text:span></text:p>
        </text:list-item>
      </text:list>
      <text:p text:style-name="P2"><text:span text:style-name="T3">Run the program. It should say "Top score: 100" in the Terminal.</text:span></text:p>
      <text:p text:style-name="P7"><text:bookmark text:name="_hxw5v0bfsje7"/><text:span text:style-name="T5">Writing into the file</text:span></text:p>
      <text:p text:style-name="P2"><text:span text:style-name="T3">Now let's store the number of attempts into the file. Find this </text:span><text:span text:style-name="T6">if</text:span><text:span text:style-name="T3"> statement in the </text:span><text:span text:style-name="T6">while</text:span><text:span text:style-name="T3"> loop (</text:span><text:span text:style-name="T6">if guess == secret</text:span><text:span text:style-name="T3">). Add the line that saves attempts into the file:</text:span></text:p>
      <text:p text:style-name="P2"><text:span text:style-name="T3">As you can see, we used the </text:span><text:span text:style-name="T4">"w"</text:span><text:span text:style-name="T3"> when opening the file. This means that we are opening it for </text:span><text:span text:style-name="T4">writing</text:span><text:span text:style-name="T3"> purposes (and we </text:span><text:span text:style-name="T4">overwrite</text:span><text:span text:style-name="T3"> its contents). If we used "r", we wouldn't be able to write into it, but only read it. </text:span></text:p>
      <text:p text:style-name="P2"><text:span text:style-name="T3">Also note that we have to </text:span><text:span text:style-name="T4">convert</text:span><text:span text:style-name="T3"> the number to string </text:span><text:span text:style-name="T4">before</text:span><text:span text:style-name="T3"> writing it into the text file.</text:span></text:p>
      <text:p text:style-name="P2"><text:span text:style-name="T3">Let's play the game a few times. Does everything work okay?</text:span></text:p>
      <text:p text:style-name="P7"><text:bookmark text:name="_iq7ecllxy5mz"/><text:span text:style-name="T5">It's only saving the last result, not the best one!</text:span></text:p>
      <text:p text:style-name="P2"><text:soft-page-break/><text:span text:style-name="T3">Oops! Our program </text:span><text:span text:style-name="T4">writes the result</text:span><text:span text:style-name="T3"> into the file </text:span><text:span text:style-name="T4">everytime</text:span><text:span text:style-name="T3"> we finish our game. That's why it saves </text:span><text:span text:style-name="T4">every</text:span><text:span text:style-name="T3"> last score in the text file. But we want it to </text:span><text:span text:style-name="T4">only</text:span><text:span text:style-name="T3"> save the </text:span><text:span text:style-name="T4">best</text:span><text:span text:style-name="T3"> one.</text:span></text:p>
      <text:p text:style-name="P2"><text:span text:style-name="T3">What do we do?</text:span></text:p>
      <text:p text:style-name="P2"><text:span text:style-name="T3">We can compare our </text:span><text:span text:style-name="T6">best_score</text:span><text:span text:style-name="T3"> to the number of </text:span><text:span text:style-name="T6">attempts</text:span><text:span text:style-name="T3"> and see which one is a lower number (remember: lower is better). If </text:span><text:span text:style-name="T6">attempts</text:span><text:span text:style-name="T3"> is lower than </text:span><text:span text:style-name="T6">best_score</text:span><text:span text:style-name="T3">, we write the </text:span><text:span text:style-name="T6">attempts</text:span><text:span text:style-name="T3"> number into the file.</text:span></text:p>
      <text:p text:style-name="P2"><text:span text:style-name="T3">Let's adapt our code like this:</text:span></text:p>
      <text:p text:style-name="P2"><text:span text:style-name="T3">So if the player's </text:span><text:span text:style-name="T6">guess</text:span><text:span text:style-name="T3"> is the same as the </text:span><text:span text:style-name="T6">secret</text:span><text:span text:style-name="T3"> and if the number of player's attempts are lower than the best score, open the </text:span><text:span text:style-name="T6">score.txt</text:span><text:span text:style-name="T3"> for writing and enter the number of attempts into i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33333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442" meta:character-count="2266" meta:non-whitespace-character-count="1854"/>
    <meta:generator>LibreOfficeDev/6.0.5.2$Linux_X86_64 LibreOffice_project/</meta:generator>
  </office:meta>
</office:document-meta>
</file>